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jpeg" manifest:media-type="image/jpeg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DengXian" svg:font-family="DengXian" style:font-family-generic="system" style:font-pitch="variable" svg:panose-1="2 1 6 0 3 1 1 1 1 1"/>
    <style:font-face style:name="Arial Black" svg:font-family="Arial Black" style:font-family-generic="swiss" style:font-pitch="variable" svg:panose-1="2 11 10 4 2 1 2 2 2 4"/>
  </office:font-face-decls>
  <office:automatic-styles>
    <style:style style:name="P1" style:parent-style-name="Heading2WITHnumbers" style:master-page-name="MPF0" style:family="paragraph">
      <style:paragraph-properties fo:break-before="page">
        <style:tab-stops>
          <style:tab-stop style:type="left" style:position="3.6333in"/>
        </style:tab-stops>
      </style:paragraph-properties>
    </style:style>
    <style:style style:name="T12" style:parent-style-name="DefaultParagraphFont" style:family="text">
      <style:text-properties fo:font-weight="normal" style:font-weight-asian="normal" style:font-weight-complex="normal"/>
    </style:style>
    <style:style style:name="TableColumn14" style:family="table-column">
      <style:table-column-properties style:column-width="1.575in" style:use-optimal-column-width="false"/>
    </style:style>
    <style:style style:name="TableColumn15" style:family="table-column">
      <style:table-column-properties style:column-width="1.427in" style:use-optimal-column-width="false"/>
    </style:style>
    <style:style style:name="TableColumn16" style:family="table-column">
      <style:table-column-properties style:column-width="1.6291in" style:use-optimal-column-width="false"/>
    </style:style>
    <style:style style:name="TableColumn17" style:family="table-column">
      <style:table-column-properties style:column-width="2.4562in" style:use-optimal-column-width="false"/>
    </style:style>
    <style:style style:name="Table13" style:family="table">
      <style:table-properties style:width="7.0875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line-height="100%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line-height="100%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line-height="100%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line-height="100%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line-height="100%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line-height="100%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line-height="100%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line-height="100%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line-height="100%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line-height="100%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 fo:line-height="100%"/>
    </style:style>
    <style:style style:name="TableColumn52" style:family="table-column">
      <style:table-column-properties style:column-width="1.8048in" style:use-optimal-column-width="false"/>
    </style:style>
    <style:style style:name="TableColumn53" style:family="table-column">
      <style:table-column-properties style:column-width="5.3777in" style:use-optimal-column-width="false"/>
    </style:style>
    <style:style style:name="Table51" style:family="table">
      <style:table-properties style:width="7.1826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line-height="100%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ListParagraph" style:family="paragraph">
      <style:paragraph-properties fo:line-height="100%"/>
    </style:style>
    <style:style style:name="P64" style:parent-style-name="ListParagraph" style:family="paragraph">
      <style:paragraph-properties fo:line-height="100%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line-height="100%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line-height="100%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line-height="100%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line-height="100%"/>
    </style:style>
    <style:style style:name="TableColumn86" style:family="table-column">
      <style:table-column-properties style:column-width="3.6388in" style:use-optimal-column-width="false"/>
    </style:style>
    <style:style style:name="TableColumn87" style:family="table-column">
      <style:table-column-properties style:column-width="1.4763in" style:use-optimal-column-width="false"/>
    </style:style>
    <style:style style:name="TableColumn88" style:family="table-column">
      <style:table-column-properties style:column-width="1.1458in" style:use-optimal-column-width="false"/>
    </style:style>
    <style:style style:name="Table85" style:family="table">
      <style:table-properties style:width="6.2611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A5A5A5" fo:background-color="#A5A5A5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line-height="100%"/>
      <style:text-properties fo:font-weight="bold" style:font-weight-asian="bold" style:font-weight-complex="bold" fo:color="#FFFFFF"/>
    </style:style>
    <style:style style:name="TableCell92" style:family="table-cell">
      <style:table-cell-properties fo:border="0.0069in solid #A5A5A5" fo:background-color="#A5A5A5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line-height="100%"/>
      <style:text-properties fo:font-weight="bold" style:font-weight-asian="bold" style:font-weight-complex="bold" fo:color="#FFFFFF"/>
    </style:style>
    <style:style style:name="TableCell94" style:family="table-cell">
      <style:table-cell-properties fo:border="0.0069in solid #A5A5A5" fo:background-color="#A5A5A5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line-height="100%"/>
      <style:text-properties fo:font-weight="bold" style:font-weight-asian="bold" style:font-weight-complex="bold" fo:color="#FFFFFF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9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line-height="100%"/>
    </style:style>
    <style:style style:name="TableCell101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line-height="100%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C9C9C9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106" style:family="table-cell">
      <style:table-cell-properties fo:border="0.0069in solid #C9C9C9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line-height="100%"/>
    </style:style>
    <style:style style:name="TableCell108" style:family="table-cell">
      <style:table-cell-properties fo:border="0.0069in solid #C9C9C9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line-height="100%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11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line-height="100%"/>
    </style:style>
    <style:style style:name="TableCell11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line-height="100%"/>
    </style:style>
    <style:style style:name="P117" style:parent-style-name="Standard" style:family="paragraph">
      <style:paragraph-properties fo:text-align="center"/>
    </style:style>
    <style:style style:name="P118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</office:automatic-styles>
  <office:body>
    <office:text text:use-soft-page-breaks="true">
      <text:p text:style-name="P1">Project:<text:s/><text:span text:style-name="T12">Drones Against Malaria and Dengue</text:span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Student Engineer:</text:span></text:p>
          </table:table-cell>
          <table:table-cell table:style-name="TableCell22" table:number-columns-spanned="3">
            <text:p text:style-name="P23">Don Kaluarachchi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<text:span text:style-name="T27">Student ID:</text:span></text:p>
          </table:table-cell>
          <table:table-cell table:style-name="TableCell28" table:number-columns-spanned="3">
            <text:p text:style-name="P29">n10496262</text:p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><text:span text:style-name="T33">Supervisor:</text:span></text:p>
          </table:table-cell>
          <table:table-cell table:style-name="TableCell34" table:number-columns-spanned="3">
            <text:p text:style-name="P35">Dr Felipe Gonazalez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<text:span text:style-name="T39">Meeting Date, Time, &amp; Method</text:span></text:p>
          </table:table-cell>
          <table:table-cell table:style-name="TableCell40" table:number-columns-spanned="3">
            <text:p text:style-name="P41">Thursday, Weekly at 5.30pm</text:p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Face to face Meeting</text:p>
          </table:table-cell>
          <table:table-cell table:style-name="TableCell45">
            <text:p text:style-name="P46">Phone</text:p>
          </table:table-cell>
          <table:table-cell table:style-name="TableCell47">
            <text:p text:style-name="P48">Email</text:p>
          </table:table-cell>
          <table:table-cell table:style-name="TableCell49">
            <text:p text:style-name="P50">Teams/Zoom</text:p>
          </table:table-cell>
        </table:table-row>
      </table:table>
      <text:p text:style-name="Heading2WITHnumbers"/>
      <text:p text:style-name="Heading2WITHnumbers">Report on Progress</text:p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Agenda &amp; Discussion</text:p>
          </table:table-cell>
          <table:table-cell table:style-name="TableCell57">
            <text:p text:style-name="P58">Gain high level understanding of the project</text:p>
          </table:table-cell>
        </table:table-row>
        <table:table-row table:style-name="TableRow59">
          <table:table-cell table:style-name="TableCell60">
            <text:p text:style-name="P61">Key project activities completed and reported on this meeting.</text:p>
          </table:table-cell>
          <table:table-cell table:style-name="TableCell62">
            <text:list text:style-name="WWNum7">
              <text:list-item>
                <text:p text:style-name="P63">Started investigation into papers that might be relevant.</text:p>
              </text:list-item>
              <text:list-item>
                <text:p text:style-name="P64">Setting up software (Agisoft Metashape, QGIS), environments (GitHub repository, Google Drive).</text:p>
              </text:list-item>
            </text:list>
          </table:table-cell>
        </table:table-row>
        <table:table-row table:style-name="TableRow65">
          <table:table-cell table:style-name="TableCell66">
            <text:p text:style-name="P67">Issues/concerns/questions remaining</text:p>
          </table:table-cell>
          <table:table-cell table:style-name="TableCell68">
            <text:p text:style-name="P69">N/A</text:p>
          </table:table-cell>
        </table:table-row>
        <table:table-row table:style-name="TableRow70">
          <table:table-cell table:style-name="TableCell71">
            <text:p text:style-name="P72">Any risks identified (particularly HSE)</text:p>
          </table:table-cell>
          <table:table-cell table:style-name="TableCell73">
            <text:p text:style-name="P74">Not discussed</text:p>
          </table:table-cell>
        </table:table-row>
        <table:table-row table:style-name="TableRow75">
          <table:table-cell table:style-name="TableCell76">
            <text:p text:style-name="P77">Ethical considerations</text:p>
          </table:table-cell>
          <table:table-cell table:style-name="TableCell78">
            <text:p text:style-name="P79">Not discussed</text:p>
          </table:table-cell>
        </table:table-row>
        <table:table-row table:style-name="TableRow80">
          <table:table-cell table:style-name="TableCell81">
            <text:p text:style-name="P82">Sustainability considerations</text:p>
          </table:table-cell>
          <table:table-cell table:style-name="TableCell83">
            <text:p text:style-name="P84">Not discussed</text:p>
          </table:table-cell>
        </table:table-row>
      </table:table>
      <text:p text:style-name="Heading2WITHnumbers"/>
      <text:p text:style-name="Heading2WITHnumbers"/>
      <text:p text:style-name="Standard"/>
      <text:p text:style-name="Standard"/>
      <text:p text:style-name="Heading2WITHnumbers">Next actions agreed</text:p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Action</text:p>
          </table:table-cell>
          <table:table-cell table:style-name="TableCell92">
            <text:p text:style-name="P93">Who?</text:p>
          </table:table-cell>
          <table:table-cell table:style-name="TableCell94">
            <text:p text:style-name="P95">By when?</text:p>
          </table:table-cell>
        </table:table-row>
        <table:table-row table:style-name="TableRow96">
          <table:table-cell table:style-name="TableCell97">
            <text:p text:style-name="P98">Get started on literature analysis</text:p>
          </table:table-cell>
          <table:table-cell table:style-name="TableCell99">
            <text:p text:style-name="P100">Don</text:p>
          </table:table-cell>
          <table:table-cell table:style-name="TableCell101">
            <text:p text:style-name="P102">Next week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Standard"/>
      <text:p text:style-name="P117">---- END OF MEETING NOTES ----</text:p>
      <text:p text:style-name="Heading2WITHnumbers"/>
      <text:p text:style-name="Heading2WITHnumbers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8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DengXian" svg:font-family="DengXian" style:font-family-generic="system" style:font-pitch="variable" svg:panose-1="2 1 6 0 3 1 1 1 1 1"/>
    <style:font-face style:name="Arial Black" svg:font-family="Arial Black" style:font-family-generic="swiss" style:font-pitch="variable" svg:panose-1="2 11 10 4 2 1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DengXian Light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top="0.0833in" fo:margin-bottom="0.0833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ing2WITHnumbers" style:display-name="Heading 2 WITH numbers" style:family="paragraph" style:parent-style-name="Heading2" style:next-style-name="Standard" style:auto-update="true" style:default-outline-level="2">
      <style:paragraph-properties fo:keep-together="auto" fo:margin-top="0.2083in" fo:margin-bottom="0.1666in" fo:line-height="100%"/>
      <style:text-properties style:font-name="Arial" style:font-name-asian="Calibri" style:font-name-complex="Arial" fo:font-weight="bold" style:font-weight-asian="bold" style:font-weight-complex="bold" style:font-style-complex="italic" fo:color="#124C7B" fo:font-size="14pt" style:font-size-asian="14pt" style:font-size-complex="10.5pt" fo:hyphenate="false"/>
    </style:style>
    <style:style style:name="Subheading" style:display-name="Sub heading" style:family="paragraph" style:parent-style-name="Standard" style:auto-update="true">
      <style:paragraph-properties fo:widows="0" fo:orphans="0" fo:text-align="end" style:vertical-align="middle" fo:margin-bottom="0.118in" style:line-height-at-least="0.1666in"/>
      <style:text-properties style:font-name="Arial" style:font-name-asian="Arial" style:font-name-complex="Arial" fo:color="#124C7B" fo:font-size="10.5pt" style:font-size-asian="10.5pt" style:font-size-complex="10.5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Heading2WITHnumbersChar" style:display-name="Heading 2 WITH numbers Char" style:family="text" style:parent-style-name="DefaultParagraphFont">
      <style:text-properties style:font-name="Arial" style:font-name-asian="Arial" style:font-name-complex="Arial" fo:font-weight="bold" style:font-weight-asian="bold" style:font-weight-complex="bold" style:font-style-complex="italic" fo:color="#124C7B" fo:font-size="14pt" style:font-size-asian="14pt" style:font-size-complex="10.5pt"/>
    </style:style>
    <style:style style:name="SubheadingChar" style:display-name="Sub heading Char" style:family="text" style:parent-style-name="DefaultParagraphFont">
      <style:text-properties style:font-name="Arial" style:font-name-asian="Arial" style:font-name-complex="Arial" fo:color="#124C7B" fo:font-size="10.5pt" style:font-size-asian="10.5pt" style:font-size-complex="10.5pt"/>
    </style:style>
    <style:style style:name="Heading2Char" style:display-name="Heading 2 Char" style:family="text" style:parent-style-name="DefaultParagraphFont">
      <style:text-properties style:font-name="Calibri Light" style:font-name-asian="DengXian Light" style:font-name-complex="F" fo:color="#2F5496" fo:font-size="13pt" style:font-size-asian="13pt" style:font-size-complex="13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4472C4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asian="Calibri" style:font-name-complex="F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asian="Calibri" style:font-name-complex="F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Header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Footer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6" style:parent-style-name="DefaultParagraphFont" style:family="text">
      <style:text-properties style:text-position="super 63.6%"/>
    </style:style>
    <style:style style:name="P7" style:parent-style-name="Standard" style:family="paragraph">
      <style:paragraph-properties fo:text-align="end" style:vertical-align="middle" fo:margin-bottom="0.118in" style:line-height-at-least="0.1666in"/>
    </style:style>
    <style:style style:name="T8" style:parent-style-name="Heading2WITHnumbersChar" style:family="text">
      <style:text-properties style:font-name-asian="DengXian"/>
    </style:style>
    <style:style style:name="T9" style:parent-style-name="DefaultParagraphFont" style:family="text">
      <style:text-properties style:font-name="Arial Black" style:font-name-asian="DengXian" fo:color="#70AD47" fo:letter-spacing="-0.0006in" fo:font-size="12pt" style:font-size-asian="12pt" style:font-size-complex="16pt" fo:language="en" fo:country="US"/>
    </style:style>
    <style:style style:name="P10" style:parent-style-name="Footer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1" style:parent-style-name="DefaultParagraphFont" style:family="text">
      <style:text-properties style:text-position="super 63.6%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27836in, 0in, 2.38976in, 0in)" style:horizontal-rel="paragraph" style:vertical-rel="paragraph" style:horizontal-pos="from-left" style:vertical-pos="from-top" draw:luminance="0%" draw:contrast="0%" draw:image-opacity="100%" style:mirror="horizontal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F0" style:page-layout-name="PL0">
      <style:header>
        <text:p text:style-name="Header"><text:span text:style-name="T2">Faculty of Engineering</text:span></text:p>
        <text:p text:style-name="P3"><text:span text:style-name="T4">EGH408 Engineering Project Progress Report</text:span></text:p>
      </style:header>
      <style:footer>
        <text:p text:style-name="P5">EGH408 Engineering Project Progress Report<text:tab/><text:page-number text:fixed="false">2</text:page-number><text:s/>of<text:s/><text:page-count>2</text:page-count><text:tab/>Don 2<text:span text:style-name="T6">nd</text:span><text:s text:c="2"/>February 2023</text:p>
      </style:footer>
      <style:header-first>
        <text:p text:style-name="P7"><draw:frame draw:z-index="251659264" draw:style-name="a0" draw:name="Picture 6" text:anchor-type="paragraph" svg:x="-2.45906in" svg:y="-12.61457in" svg:width="8.39094in" svg:height="1.37362in" style:rel-width="scale" style:rel-height="scale"><draw:image xlink:href="media/image1.jpeg" xlink:type="simple" xlink:show="embed" xlink:actuate="onLoad"/><svg:title/><svg:desc/></draw:frame><draw:frame draw:z-index="251660288" draw:style-name="a1" draw:name="Picture 3" text:anchor-type="paragraph" svg:x="-0.02717in" svg:y="-0.05827in" svg:width="0.6252in" svg:height="0.62559in" style:rel-width="scale" style:rel-height="scale"><draw:image xlink:href="media/image2.jpeg" xlink:type="simple" xlink:show="embed" xlink:actuate="onLoad"/><svg:title/><svg:desc>Logo - Queensland University of Technology</svg:desc></draw:frame><text:span text:style-name="T8">Faculty of Engineering</text:span><text:span text:style-name="T9"><text:line-break/></text:span><text:span text:style-name="SubheadingChar">EGH408 Engineering Project Work Performance Record</text:span></text:p>
        <text:p text:style-name="Header"/>
      </style:header-first>
      <style:footer-first>
        <text:p text:style-name="P10">EGH408 Engineering Project Progress Report<text:tab/><text:page-number text:fixed="false">1</text:page-number><text:s/>of<text:s/><text:page-count>2</text:page-count><text:tab/>Don 2<text:span text:style-name="T11">nd</text:span><text:s text:c="2"/>February 2023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aren Whelan</meta:initial-creator>
    <dc:creator>Don Misura Minduwara Kaluarachchi</dc:creator>
    <meta:creation-date>2023-02-22T02:56:00Z</meta:creation-date>
    <dc:date>2023-03-24T08:43:00Z</dc:date>
    <meta:template xlink:href="Normal.dotm" xlink:type="simple"/>
    <meta:editing-cycles>4</meta:editing-cycles>
    <meta:editing-duration>PT2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29" meta:character-count="869" meta:row-count="6" meta:non-whitespace-character-count="741"/>
  </office:meta>
</office:document-meta>
</file>